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10.702cm"/>
    </style:style>
    <style:style style:name="co6" style:family="table-column">
      <style:table-column-properties fo:break-before="auto" style:column-width="16.076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ext-properties style:font-name="Calibri"/>
    </style:style>
  </office:automatic-styles>
  <office:body>
    <office:spreadsheet>
      <table:calculation-settings table:automatic-find-labels="false" table:use-regular-expressions="false" table:use-wildcards="true"/>
      <table:table table:name="Laboratorní zdroj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57" table:default-cell-style-name="ce4"/>
        <table:table-row table:style-name="ro1">
          <table:table-cell table:style-name="ce1" office:value-type="string" calcext:value-type="string">
            <text:p>Laboratorní zdroj 30V/3.5A – BOM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Ref</text:p>
          </table:table-cell>
          <table:table-cell table:style-name="ce3" office:value-type="string" calcext:value-type="string">
            <text:p>Qn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Cmp name</text:p>
          </table:table-cell>
          <table:table-cell table:style-name="ce3" office:value-type="string" calcext:value-type="string">
            <text:p>Footpri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30V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Conn_01x02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1, C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0uF/63V/105C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_Radial_D22.0mm_P10.00mm_SnapI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3, C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uF/50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_Radial_D6.3mm_P2.50mm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n CF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Rect_L7.0mm_W2.5mm_P5.00mm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6, C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1206_3216Metric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/50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_Radial_D6.3mm_P2.50mm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1206_3216Metric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10, C1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1206_3216Metric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1206_3216Metric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15, C1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uF/25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_Radial_D10.0mm_P5.00mm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1, D2, D3, D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1000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P600_R-6_P20.00mm_Horizontal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5, D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DO-35_SOD27_P7.62mm_Horizontal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734A (5V6)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_DO-41_SOD81_P10.16mm_Horizontal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X83V005.6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_MiniMELF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9, D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MiniMELF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11, D1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1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SMA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5mm červená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olderWirePad_1x02_P3.81mm_Drill1.2mm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1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BP307</text:p>
          </table:table-cell>
          <table:table-cell office:value-type="string" calcext:value-type="string">
            <text:p>Diode_Bridge_KBP307_15.0x3.5x10.0mm_P4.0mm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5mm žlutá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olderWirePad_1x02_P3.81mm_Drill1.2mm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holder_Cylinder-5x20mm_Schurter_0031_8201_Horizontal_Ope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F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mA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holder_Cylinder-5x20mm_Schurter_0031_8201_Horizontal_Ope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F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use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IO1, IO2, IO3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L071</text:p>
          </table:table-cell>
          <table:table-cell office:value-type="string" calcext:value-type="string">
            <text:p>SO-8_5.3x6.2mm_P1.27mm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ýstup na svorky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SolderWirePad_1x02_P10.414mm_Drill2mm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ýstup na externí tranzistory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SolderWirePad_1x03_P5.715mm_Drill2mm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pájení panelového měřidla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SolderWirePad_1x02_P3.81mm_Drill1.2mm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M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ilátor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SolderWirePad_1x02_P3.81mm_Drill1.2mm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1, P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 (5ot.)</text:p>
          </table:table-cell>
          <table:table-cell office:value-type="string" calcext:value-type="string">
            <text:p>R_Variable</text:p>
          </table:table-cell>
          <table:table-cell office:value-type="string" calcext:value-type="string">
            <text:p>SolderWirePad_1x03_P3.81mm_Drill1.2mm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/2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Axial_DIN0614_L14.3mm_D5.7mm_P20.32mm_Horizontal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Axial_DIN0207_L6.3mm_D2.5mm_P10.16mm_Horizontal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Axial_DIN0414_L11.9mm_D4.5mm_P20.32mm_Horizontal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4, R2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1206_3216Metric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5, R6, R13, R20, R21, R28, R30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1206_3216Metric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7, R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R0/10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Axial_Power_L50.0mm_W9.0mm_P55.88mm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9, R1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1206_3216Metric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1206_3216Metric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11, R2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1206_3216Metric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12, R1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1206_3216Metric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1206_3216Metric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15, R16, R32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1206_3216Metric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1206_3216Metric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2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1206_3216Metric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23, R2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33/5W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R2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TRIM</text:p>
          </table:table-cell>
          <table:table-cell office:value-type="string" calcext:value-type="string">
            <text:p>Potentiometer_Runtron_RM-065_Vertical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2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TRIM</text:p>
          </table:table-cell>
          <table:table-cell office:value-type="string" calcext:value-type="string">
            <text:p>Potentiometer_ACP_CA14V-15_Vertical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3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1206_3216Metric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3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Axial_DIN0207_L6.3mm_D2.5mm_P10.16mm_Horizontal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avní vypínač</text:p>
          </table:table-cell>
          <table:table-cell office:value-type="string" calcext:value-type="string">
            <text:p>SW_DPST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SW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ypínač</text:p>
          </table:table-cell>
          <table:table-cell office:value-type="string" calcext:value-type="string">
            <text:p>SW_DPST_2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T1, T2, T6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MBT2222</text:p>
          </table:table-cell>
          <table:table-cell office:value-type="string" calcext:value-type="string">
            <text:p>Q_NPN_BEC</text:p>
          </table:table-cell>
          <table:table-cell office:value-type="string" calcext:value-type="string">
            <text:p>SOT-2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857</text:p>
          </table:table-cell>
          <table:table-cell office:value-type="string" calcext:value-type="string">
            <text:p>Q_PNP_BEC</text:p>
          </table:table-cell>
          <table:table-cell office:value-type="string" calcext:value-type="string">
            <text:p>SOT-2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4, T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D502</text:p>
          </table:table-cell>
          <table:table-cell office:value-type="string" calcext:value-type="string">
            <text:p>Q_NPN_BEC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TH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Y81-210</text:p>
          </table:table-cell>
          <table:table-cell office:value-type="string" calcext:value-type="string">
            <text:p>KTY81</text:p>
          </table:table-cell>
          <table:table-cell office:value-type="string" calcext:value-type="string">
            <text:p>SolderWirePad_1x02_P3.81mm_Drill1.2mm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R1, 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rafo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7812</text:p>
          </table:table-cell>
          <table:table-cell office:value-type="string" calcext:value-type="string">
            <text:p>TO-220-3_Vertical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358</text:p>
          </table:table-cell>
          <table:table-cell office:value-type="string" calcext:value-type="string">
            <text:p>SO-8_5.3x6.2mm_P1.27mm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matník na potenciometry</text:p>
          </table:table-cell>
          <table:table-cell table:number-columns-repeated="6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nektor, banánky</text:p>
          </table:table-cell>
          <table:table-cell/>
          <table:table-cell office:value-type="string" calcext:value-type="string">
            <text:p>červený a modrý</text:p>
          </table:table-cell>
          <table:table-cell table:number-columns-repeated="5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řižka na ventilátor</text:p>
          </table:table-cell>
          <table:table-cell table:number-columns-repeated="6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ladič S25AN (15C/W) na TO-220 (L7812)</text:p>
          </table:table-cell>
          <table:table-cell table:number-columns-repeated="6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nelové měřidlo</text:p>
          </table:table-cell>
          <table:table-cell table:number-columns-repeated="6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ladič pro KD502</text:p>
          </table:table-cell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.00.0000</text:date>, <text:time style:data-style-name="N2" text:time-value="15:07:19.445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  <dc:date>2020-11-14T15:10:13.232000000</dc:date>
    <meta:editing-duration>PT2H42M5S</meta:editing-duration>
    <meta:editing-cycles>7</meta:editing-cycles>
    <meta:document-statistic meta:table-count="1" meta:cell-count="293" meta:object-count="0"/>
  </office:meta>
</office:document-meta>
</file>